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82f5d" officeooo:paragraph-rsid="00082f5d"/>
    </style:style>
    <style:style style:name="P2" style:family="paragraph" style:parent-style-name="Text_20_body">
      <style:text-properties officeooo:rsid="00082f5d" officeooo:paragraph-rsid="000a9104"/>
    </style:style>
    <style:style style:name="P3" style:family="paragraph" style:parent-style-name="Title">
      <style:text-properties officeooo:rsid="00082f5d" officeooo:paragraph-rsid="00082f5d"/>
    </style:style>
    <style:style style:name="P4" style:family="paragraph" style:parent-style-name="Text_20_body">
      <style:text-properties officeooo:rsid="00082f5d" officeooo:paragraph-rsid="00082f5d"/>
    </style:style>
    <style:style style:name="P5" style:family="paragraph" style:parent-style-name="Text_20_body">
      <style:text-properties officeooo:rsid="000bf63c" officeooo:paragraph-rsid="000bf63c"/>
    </style:style>
    <style:style style:name="T1" style:family="text">
      <style:text-properties officeooo:rsid="000bf6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adme- <text:span text:style-name="T1">Tower</text:span>.cpp</text:p>
      <text:p text:style-name="P1">OBJECTIVES:</text:p>
      <text:p text:style-name="P1">Creates and manages a <text:span text:style-name="T1">tower including obtaining targets and firing bullets.</text:span></text:p>
      <text:p text:style-name="P1">QT FEATURES USED:</text:p>
      <text:p text:style-name="P1">QPixmap – Adds graphics by giving an image for the <text:span text:style-name="T1">tower</text:span>.</text:p>
      <text:p text:style-name="P1">qmath.h – Provides additional math functions for manipulating movement</text:p>
      <text:p text:style-name="P1">of the bullet.</text:p>
      <text:p text:style-name="P2">QObject – included for making use of slots. <text:s/></text:p>
      <text:p text:style-name="P1">VARIABLES AND MEMBER FUNCTIONS:</text:p>
      <text:p text:style-name="P5">get_target() - checks for any ships in tower’s range and obtains the target if possible.</text:p>
      <text:p text:style-name="P5">fire() - fires a bullet at target</text:p>
      <text:p text:style-name="P5">attack_area – a polygon representing the range of tower.</text:p>
      <text:p text:style-name="P5">attack_dest - holds position of points towards which bullet is fired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6pt" fo:font-style="italic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00:59:14.816097106</meta:creation-date>
    <dc:date>2018-03-07T12:38:02.789520368</dc:date>
    <meta:editing-duration>PT1M52S</meta:editing-duration>
    <meta:editing-cycles>3</meta:editing-cycles>
    <meta:generator>LibreOffice/5.4.5.1$Linux_X86_64 LibreOffice_project/40m0$Build-1</meta:generator>
    <meta:document-statistic meta:table-count="0" meta:image-count="0" meta:object-count="0" meta:page-count="1" meta:paragraph-count="13" meta:word-count="90" meta:character-count="583" meta:non-whitespace-character-count="500"/>
  </office:meta>
</office:document-meta>
</file>